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Arial Unicode MS" svg:font-family="'Arial Unicode MS'" style:font-family-generic="swiss"/>
    <style:font-face style:name="Calibri3" svg:font-family="Calibri" style:font-family-generic="swiss"/>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true" draw:fit-to-size="false" fo:min-height="3.181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text-align="center"/>
    </style:style>
    <style:style style:name="P2" style:family="paragraph">
      <style:paragraph-properties fo:text-align="center" style:font-independent-line-spacing="true"/>
      <style:text-properties fo:font-size="36pt" style:font-size-asian="36pt" style:font-size-complex="36pt"/>
    </style:style>
    <style:style style:name="P3" style:family="paragraph">
      <style:paragraph-properties fo:text-align="start" style:font-independent-line-spacing="true"/>
      <style:text-properties fo:font-size="24pt"/>
    </style:style>
    <style:style style:name="P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text-align="start" style:font-independent-line-spacing="true"/>
      <style:text-properties fo:font-size="28pt"/>
    </style:style>
    <style:style style:name="P7" style:family="paragraph">
      <style:paragraph-properties fo:margin-top="0cm" fo:margin-bottom="0cm" fo:line-height="100%" fo:text-align="start" style:punctuation-wrap="simple" style:writing-mode="lr-tb"/>
      <style:text-properties fo:hyphenate="false"/>
    </style:style>
    <style:style style:name="P8" style:family="paragraph">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Ligh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size="36pt" style:font-size-asian="36pt" style:font-size-complex="36pt"/>
    </style:style>
    <style:style style:name="T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80808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Unicode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Ligh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a6a6a6"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cc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45pt" fo:letter-spacing="normal" fo:font-style="normal" style:text-underline-style="none" fo:font-weight="normal" style:font-size-asian="45pt" style:font-style-asian="normal" style:font-weight-asian="normal" style:font-size-complex="45pt" style:font-style-complex="normal" style:font-weight-complex="normal"/>
    </style:style>
    <style:style style:name="T14" style:family="text">
      <style:text-properties fo:font-variant="normal" fo:text-transform="none" fo:color="#808080"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5pt" fo:letter-spacing="normal" fo:font-style="normal" style:text-underline-style="none" fo:font-weight="normal" style:font-size-asian="25pt" style:font-style-asian="normal" style:font-weight-asian="normal" style:font-size-complex="2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2016.11.30 UMBC Cyber Dawgs CTF</text:span><text:span text:style-name="T1"><text:line-break/></text:span><text:span text:style-name="T1">Hacking</text:span><text:span text:style-name="T2"> Challenge</text:span><text:span text:style-name="T2"><text:line-break/></text:span><text:span text:style-name="T2">Answers</text:span></text:p>
          </draw:text-box>
        </draw:frame>
        <draw:frame draw:name="Subtitle 2" presentation:style-name="pr2" draw:text-style-name="P3" draw:layer="layout" svg:width="25.399cm" svg:height="4.598cm" svg:x="4.233cm" svg:y="10.006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2" presentation:style-name="pr4" draw:text-style-name="P6" draw:layer="layout" svg:width="29.209cm" svg:height="12.086cm" svg:x="2.328cm" svg:y="5.071cm" presentation:class="outline" presentation:user-transformed="true">
          <draw:text-box>
            <text:list text:style-name="L2">
              <text:list-item>
                <text:p text:style-name="P4"><text:span text:style-name="T3">Once you load up your VM, it should just get an IP on the network. <text:s/>Use the login/password from question 4 (hiddenuser:jhih3ftguhftw3f1fk2nlav21) to login to the system and run /sbin/ifconfig –a to get the IP</text:span></text:p>
              </text:list-item>
            </text:list>
            <text:p text:style-name="P5"><text:span text:style-name="T4">enp0s3: flags=4163&lt;UP,BROADCAST,RUNNING,MULTICAST&gt; <text:s/>mtu 1500</text:span></text:p>
            <text:p text:style-name="P5"><text:span text:style-name="T4"><text:s text:c="8"/></text:span><text:span text:style-name="T4">inet </text:span><text:span text:style-name="T5">192.168.0.40</text:span><text:span text:style-name="T4"> <text:s/>netmask 255.255.255.0 <text:s/>broadcast 192.168.0.255</text:span></text:p>
            <text:p text:style-name="P5"><text:span text:style-name="T4"><text:s text:c="8"/></text:span><text:span text:style-name="T4">inet6 fe80::a00:27ff:feac:8b91 <text:s/>prefixlen 64 <text:s/>scopeid 0x20&lt;link&gt;</text:span></text:p>
            <text:p text:style-name="P5"><text:span text:style-name="T4"><text:s text:c="8"/></text:span><text:span text:style-name="T4">ether 08:00:27:ac:8b:91 <text:s/>txqueuelen 1000 <text:s/>(Ethernet)</text:span></text:p>
            <text:p text:style-name="P5"><text:span text:style-name="T4"><text:s text:c="8"/></text:span><text:span text:style-name="T4">RX packets 23 <text:s/>bytes 2502 (2.4 KiB)</text:span></text:p>
            <text:p text:style-name="P5"><text:span text:style-name="T4"><text:s text:c="8"/></text:span><text:span text:style-name="T4">RX errors 0 <text:s/>dropped 0 <text:s/>overruns 0 <text:s/>frame 0</text:span></text:p>
            <text:p text:style-name="P5"><text:span text:style-name="T4"><text:s text:c="8"/></text:span><text:span text:style-name="T4">TX packets 17 <text:s/>bytes 1598 (1.5 KiB)</text:span></text:p>
            <text:p text:style-name="P5"><text:span text:style-name="T4"><text:s text:c="8"/></text:span><text:span text:style-name="T4">TX errors 0 <text:s/>dropped 0 overruns 0 <text:s/>carrier 0 <text:s/>collisions 0</text:span></text:p>
            <text:p text:style-name="P5"><text:span text:style-name="T3"/></text:p>
          </draw:text-box>
        </draw:frame>
        <draw:frame draw:name="Rectangle 1" presentation:style-name="pr5" draw:text-style-name="P8" draw:layer="layout" svg:width="28.929cm" svg:height="3.435cm" svg:x="2.328cm" svg:y="1.476cm" presentation:class="title" presentation:user-transformed="true">
          <draw:text-box>
            <text:p text:style-name="P7"><text:span text:style-name="T6">1) Upon performing some social engineering, you learn that the Aaron hosts a webpage that enables him to remotely access his system. He runs it on a very non-standard port though. What port is his web server running on?</text:span><text:span text:style-name="T7"> </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frame draw:name="Content Placeholder 2" presentation:style-name="pr4" draw:text-style-name="P6" draw:layer="layout" svg:width="29.209cm" svg:height="12.086cm" svg:x="2.328cm" svg:y="5.071cm" presentation:class="outline" presentation:user-transformed="true">
          <draw:text-box>
            <text:list text:style-name="L2">
              <text:list-item>
                <text:p text:style-name="P4"><text:span text:style-name="T3">Now you can do a variety of things to get the port. <text:s/>You could portscan your system with nmap, or since you can login, “netstat –an | grep LISTEN | grep –v LISTENING” shows you a list of all the active ports on the box.</text:span><text:span text:style-name="T3"><text:line-break/></text:span><text:span text:style-name="T8">tcp <text:s text:c="7"/>0 <text:s text:c="5"/>0 0.0.0.0:55000 <text:s text:c="10"/>0.0.0.0:* <text:s text:c="14"/>LISTEN <text:s text:c="5"/>- <text:s text:c="18"/></text:span></text:p>
              </text:list-item>
            </text:list>
            <text:p text:style-name="P4"><text:span text:style-name="T8"><text:s text:c="3"/></text:span><text:span text:style-name="T8">tcp <text:s text:c="7"/>0 <text:s text:c="5"/>0 0.0.0.0:</text:span><text:span text:style-name="T9">56001 </text:span><text:span text:style-name="T8"><text:s text:c="10"/>0.0.0.0:* <text:s text:c="14"/>LISTEN <text:s text:c="5"/>- </text:span></text:p>
            <text:p text:style-name="P5"><text:span text:style-name="T8"><text:s text:c="3"/></text:span><text:span text:style-name="T8">tcp <text:s text:c="7"/>0 <text:s text:c="5"/>0 127.0.0.1:25 <text:s text:c="11"/>0.0.0.0:* <text:s text:c="14"/>LISTEN <text:s text:c="5"/>- <text:s text:c="18"/></text:span></text:p>
            <text:p text:style-name="P5"><text:span text:style-name="T8"><text:s text:c="3"/></text:span><text:span text:style-name="T8">tcp6 <text:s text:c="6"/>0 <text:s text:c="5"/>0 :::55000 <text:s text:c="15"/>:::* <text:s text:c="19"/>LISTEN <text:s text:c="5"/>- <text:s text:c="18"/></text:span></text:p>
            <text:p text:style-name="P5"><text:span text:style-name="T8"><text:s text:c="3"/></text:span><text:span text:style-name="T8">tcp6 <text:s text:c="6"/>0 <text:s text:c="5"/>0 ::1:25 <text:s text:c="17"/>:::* <text:s text:c="19"/>LISTEN <text:s text:c="5"/>- <text:s text:c="18"/></text:span></text:p>
            <text:p text:style-name="P5"><text:span text:style-name="T8"><text:s text:c="3"/></text:span><text:span text:style-name="T8">tcp6 <text:s text:c="6"/>0 <text:s text:c="5"/>0 :::56001 <text:s text:c="15"/>:::* <text:s text:c="19"/>LISTEN <text:s text:c="5"/>- <text:s text:c="18"/></text:span></text:p>
            <text:p text:style-name="P9"><text:span text:style-name="T3"/></text:p>
          </draw:text-box>
        </draw:frame>
        <draw:frame draw:name="Rectangle 1" presentation:style-name="pr5" draw:text-style-name="P8" draw:layer="layout" svg:width="28.929cm" svg:height="3.435cm" svg:x="2.328cm" svg:y="1.476cm" presentation:class="title" presentation:user-transformed="true">
          <draw:text-box>
            <text:p text:style-name="P7"><text:span text:style-name="T6">1) Upon performing some social engineering, you learn that the Aaron hosts a webpage that enables him to remotely access his system. He runs it on a very non-standard port though. What port is his web server running on?</text:span><text:span text:style-name="T7"> </text:span></text:p>
          </draw:text-box>
        </draw:frame>
        <presentation:notes draw:style-name="dp2">
          <draw:page-thumbnail draw:style-name="gr1" draw:layer="layout" svg:width="18.624cm" svg:height="10.476cm" svg:x="1.482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draw:name="Title 1" presentation:style-name="pr7" draw:text-style-name="P8" draw:layer="layout" svg:width="29.209cm" svg:height="3.681cm" svg:x="2.328cm" svg:y="1.014cm" presentation:class="title" presentation:user-transformed="true">
          <draw:text-box>
            <text:p text:style-name="P10"><text:span text:style-name="T7">2.Once you know the port, you can at least access his login page. <text:s/>Log into his website, then access the next webpage on his system to download /etc/shadow and report back the hash of the aconceited account found in the downloaded /etc/shadow file.</text:span></text:p>
          </draw:text-box>
        </draw:frame>
        <draw:frame draw:name="Content Placeholder 2" presentation:style-name="pr4" draw:text-style-name="P6" draw:layer="layout" svg:width="29.209cm" svg:height="12.086cm" svg:x="2.328cm" svg:y="5.071cm" presentation:class="outline" presentation:user-transformed="true">
          <draw:text-box>
            <text:list text:style-name="L2">
              <text:list-item>
                <text:p text:style-name="P4"><text:span text:style-name="T3">SQL injection utilizing flaws in checking input to execute commands not intended.</text:span></text:p>
              </text:list-item>
              <text:list-item>
                <text:p text:style-name="P4"><text:span text:style-name="T3">Bad authentication systems are written like this:</text:span><text:span text:style-name="T3"><text:line-break/></text:span><text:span text:style-name="T3">select username from auth where username=‘&lt;passed_in_username&gt;’ and password=‘&lt;password_in_password&gt;’</text:span></text:p>
              </text:list-item>
              <text:list-item>
                <text:p text:style-name="P4"><text:span text:style-name="T3">Thus you could pass in </text:span><text:span text:style-name="T5">aconceited</text:span><text:span text:style-name="T3"> as the username and </text:span><text:span text:style-name="T5">‘ or ‘h’=‘h</text:span><text:span text:style-name="T3"> as the password, making the SQL statement as below (and makes it return a count &gt; 0, thus logging you in as aconceited)</text:span></text:p>
              </text:list-item>
            </text:list>
            <text:list text:style-name="L4">
              <text:list-item>
                <text:list>
                  <text:list-item>
                    <text:p text:style-name="P11"><text:span text:style-name="T10">select username from auth where username=‘</text:span><text:span text:style-name="T11">aconceited</text:span><text:span text:style-name="T10">’ and password=‘</text:span><text:span text:style-name="T11">‘ or ‘h’=‘h</text:span><text:span text:style-name="T10">’</text:span></text:p>
                  </text:list-item>
                </text:list>
              </text:list-item>
            </text:list>
            <text:p text:style-name="P4"><text:span text:style-name="T3"/></text:p>
          </draw:text-box>
        </draw:frame>
        <presentation:notes draw:style-name="dp2">
          <draw:page-thumbnail draw:style-name="gr1" draw:layer="layout" svg:width="18.624cm" svg:height="10.476cm" svg:x="1.482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draw:frame draw:name="Title 1" presentation:style-name="pr7" draw:text-style-name="P8" draw:layer="layout" svg:width="29.209cm" svg:height="3.681cm" svg:x="2.328cm" svg:y="1.014cm" presentation:class="title" presentation:user-transformed="true">
          <draw:text-box>
            <text:p text:style-name="P10"><text:span text:style-name="T7">2.Once you know the port, you can at least access his login page. <text:s/>Utilizing SQL injection to log into his website, then access the next webpage on his system to download /etc/shadow and report back the hash of the aconceited account found in the downloaded /etc/shadow file.</text:span></text:p>
          </draw:text-box>
        </draw:frame>
        <draw:frame draw:name="Content Placeholder 2" presentation:style-name="pr4" draw:text-style-name="P6" draw:layer="layout" svg:width="29.209cm" svg:height="12.086cm" svg:x="2.328cm" svg:y="5.071cm" presentation:class="outline" presentation:user-transformed="true">
          <draw:text-box>
            <text:p text:style-name="P4"><text:span text:style-name="T3">Once logged in, you just put /etc/shadow into the download page, and it sends you the file, from which you copy/paste the hash: </text:span><text:span text:style-name="T9">$6$MhE9yRRg$8KnVWaUk.2Te9b72C3NkbL0MskzyI9IAACrU1rKodFzF3eVF.80WhhLPUov3bhfC79T/LZcf40EvN6wceTo4iw.</text:span></text:p>
            <text:p text:style-name="P4"><text:span text:style-name="T3"/></text:p>
          </draw:text-box>
        </draw:frame>
        <presentation:notes draw:style-name="dp2">
          <draw:page-thumbnail draw:style-name="gr1" draw:layer="layout" svg:width="18.624cm" svg:height="10.476cm" svg:x="1.482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draw:frame draw:name="Title 1" presentation:style-name="pr7" draw:text-style-name="P8" draw:layer="layout" svg:width="29.209cm" svg:height="3.681cm" svg:x="2.328cm" svg:y="1.014cm" presentation:class="title" presentation:user-transformed="true">
          <draw:text-box>
            <text:p text:style-name="P10"><text:span text:style-name="T7">3. It turns out the creds you grabbed from the web server were bogus - Aaron Conceited appears to have just been playing with you. <text:s/>Luck is on your side though, as your teammate Jacob grabbed a line from /etc/shadow file off the system that appears to be crackable(download it here). <text:s/>Extract the password for the aconceited username so you can use it to SSH into the server.</text:span></text:p>
          </draw:text-box>
        </draw:frame>
        <draw:frame draw:name="Content Placeholder 2" presentation:style-name="pr4" draw:text-style-name="P6" draw:layer="layout" svg:width="29.209cm" svg:height="12.086cm" svg:x="2.328cm" svg:y="5.071cm" presentation:class="outline" presentation:user-transformed="true">
          <draw:text-box>
            <text:list text:style-name="L2">
              <text:list-item>
                <text:p text:style-name="P4"><text:span text:style-name="T3">Download / compile john the ripper (the industry standard password cracking tool</text:span></text:p>
              </text:list-item>
              <text:list-item>
                <text:p text:style-name="P4"><text:span text:style-name="T3">Run it against the file</text:span></text:p>
              </text:list-item>
            </text:list>
            <text:list text:style-name="L5">
              <text:list-item>
                <text:p text:style-name="P4"><text:span text:style-name="T4">[root@Tractor1 run]# ./john shadow </text:span><text:span text:style-name="T4"><text:line-break/></text:span><text:span text:style-name="T4">Loaded 1 password hash (crypt, generic crypt(3) [?/64])</text:span><text:span text:style-name="T4"><text:line-break/></text:span><text:span text:style-name="T4">Press 'q' or Ctrl-C to abort, almost any other key for status</text:span><text:span text:style-name="T4"><text:line-break/></text:span><text:span text:style-name="T5">baboon</text:span><text:span text:style-name="T4">           (aconceited)</text:span><text:span text:style-name="T4"><text:line-break/></text:span><text:span text:style-name="T4">1g 0:00:00:09 100% 2/3 0.1103g/s 338.7p/s 338.7c/s 338.7C/s 123456..pepper</text:span><text:span text:style-name="T4"><text:line-break/></text:span><text:span text:style-name="T4">Use the "--show" option to display all of the cracked passwords reliably</text:span><text:span text:style-name="T4"><text:line-break/></text:span><text:span text:style-name="T4">Session completed</text:span></text:p>
              </text:list-item>
            </text:list>
            <text:p text:style-name="P4"><text:span text:style-name="T3"/></text:p>
          </draw:text-box>
        </draw:frame>
        <presentation:notes draw:style-name="dp2">
          <draw:page-thumbnail draw:style-name="gr1" draw:layer="layout" svg:width="18.624cm" svg:height="10.476cm" svg:x="1.482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draw:frame draw:name="Title 1" presentation:style-name="pr7" draw:text-style-name="P8" draw:layer="layout" svg:width="29.209cm" svg:height="3.681cm" svg:x="2.328cm" svg:y="1.014cm" presentation:class="title" presentation:user-transformed="true">
          <draw:text-box>
            <text:p text:style-name="P10"><text:span text:style-name="T7">4) Okay, it turns out the account whose password you cracked is not able to SSH into the box – maybe Albert is smarter than you thought. <text:s/>Luckily, your other teammate Rob just passed you legitimate credentials to SSH into the system - hiddenuser:jhih3ftguhftw3f1fk2nlav21. <text:s/>Login to the system and do some reconnaissance on the box and find the password to his twitter account so you can tweet something to get his attention and show that his system / accounts aren't unhackable - it's rumored his password has the name of his dog ("fido") in it and it’s on his wiki.</text:span></text:p>
          </draw:text-box>
        </draw:frame>
        <draw:frame draw:name="Content Placeholder 2" presentation:style-name="pr4" draw:text-style-name="P6" draw:layer="layout" svg:width="29.209cm" svg:height="12.086cm" svg:x="2.328cm" svg:y="5.071cm" presentation:class="outline" presentation:user-transformed="true">
          <draw:text-box>
            <text:list text:style-name="L2">
              <text:list-item>
                <text:p text:style-name="P4"><text:span text:style-name="T3">ls /var/www/html shows that there’s a wiki directory in mediawiki-1.26.2, so let’s try browing to it.</text:span></text:p>
              </text:list-item>
              <text:list-item>
                <text:p text:style-name="P4"><text:span text:style-name="T3">&lt;ip&gt;/mediawiki-1.26.2 says “database down”. <text:s/>Well crud. <text:s/>There are a couple options here. <text:s/>You can work through trying to start the database and get the wiki working. <text:s/>Or you can search around and query the database directly. <text:s/>Or you can scan the harddrive, if you’re just plain lazy (lazy = good)</text:span></text:p>
              </text:list-item>
            </text:list>
            <text:list text:style-name="L5">
              <text:list-item>
                <text:p text:style-name="P4"><text:span text:style-name="T4">dd if=/dev/mapper/centos-root | grep –z –a –i fido &gt; /tmp/output.txt</text:span></text:p>
              </text:list-item>
              <text:list-item>
                <text:p text:style-name="P4"><text:span text:style-name="T4">grep fido /tmp/output.txt | less</text:span></text:p>
              </text:list-item>
            </text:list>
            <text:list text:style-name="L2">
              <text:list-item>
                <text:p text:style-name="P4"><text:span text:style-name="T3">You should see intermixed in there “</text:span><text:span text:style-name="T5">fidosleptinmybedforthefirsttimeonjune29th</text:span><text:span text:style-name="T3">”, which is the password</text:span></text:p>
              </text:list-item>
            </text:list>
          </draw:text-box>
        </draw:frame>
        <presentation:notes draw:style-name="dp2">
          <draw:page-thumbnail draw:style-name="gr1" draw:layer="layout" svg:width="18.624cm" svg:height="10.476cm" svg:x="1.482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Title 1" presentation:style-name="pr7" draw:text-style-name="P8" draw:layer="layout" svg:width="29.209cm" svg:height="3.681cm" svg:x="2.328cm" svg:y="1.014cm" presentation:class="title" presentation:user-transformed="true">
          <draw:text-box>
            <text:p text:style-name="P10"><text:span text:style-name="T7">5) </text:span><text:span text:style-name="T12">Okay, who keeps feeding you this bad information? <text:s/>His twitter account can't be logged into with the fido password you found. <text:s/>To better check out the filesystem, you're going to need root access to look around - what is the full path of a SetUID executable you can take advantage of to gain root/admin access?</text:span></text:p>
          </draw:text-box>
        </draw:frame>
        <draw:frame draw:name="Content Placeholder 2" presentation:style-name="pr4" draw:text-style-name="P6" draw:layer="layout" svg:width="29.209cm" svg:height="14.976cm" svg:x="2.328cm" svg:y="4.073cm" presentation:class="outline" presentation:user-transformed="true">
          <draw:text-box>
            <text:list text:style-name="L2">
              <text:list-item>
                <text:p text:style-name="P4"><text:span text:style-name="T13">This one is easy with find (and google)</text:span></text:p>
              </text:list-item>
              <text:list-item>
                <text:p text:style-name="P4"><text:span text:style-name="T13">find / -user root –perm -4000 –exec ls –ldb {} \;</text:span></text:p>
              </text:list-item>
            </text:list>
            <text:list text:style-name="L5">
              <text:list-item>
                <text:p text:style-name="P4"><text:span text:style-name="T14">---s--x--x. 1 root root 130720 Nov 20 14:16 /usr/bin/sudo</text:span></text:p>
              </text:list-item>
              <text:list-item>
                <text:p text:style-name="P4"><text:span text:style-name="T14">-rws--x--x. 1 root root 23960 Nov 20 06:37 /usr/bin/chfn</text:span></text:p>
              </text:list-item>
              <text:list-item>
                <text:p text:style-name="P4"><text:span text:style-name="T14">-rwsr-xr-x. 1 root root 64200 Mar <text:s/>5 <text:s/>2015 /usr/bin/chage</text:span></text:p>
              </text:list-item>
              <text:list-item>
                <text:p text:style-name="P4"><text:span text:style-name="T14">-rwsr-xr-x. 1 root root 57544 Jul 27 <text:s/>2015 /usr/bin/crontab</text:span></text:p>
              </text:list-item>
              <text:list-item>
                <text:p text:style-name="P4"><text:span text:style-name="T14">-rwsr-xr-x. 1 root root 78168 Mar <text:s/>5 <text:s/>2015 /usr/bin/gpasswd</text:span></text:p>
              </text:list-item>
              <text:list-item>
                <text:p text:style-name="P4"><text:span text:style-name="T14">-rwsr-xr-x. 1 root root 27656 Jun <text:s/>9 <text:s/>2014 /usr/bin/pkexec</text:span></text:p>
              </text:list-item>
              <text:list-item>
                <text:p text:style-name="P4"><text:span text:style-name="T14">-rwsr-xr-x. 1 root root 44232 Nov 20 06:37 /usr/bin/mount</text:span></text:p>
              </text:list-item>
              <text:list-item>
                <text:p text:style-name="P4"><text:span text:style-name="T14">-rwsr-xr-x. 1 root root 32072 Nov 20 06:37 /usr/bin/su</text:span></text:p>
              </text:list-item>
              <text:list-item>
                <text:p text:style-name="P4"><text:span text:style-name="T14">-rwsr-xr-x. 1 root root 31960 Nov 20 06:37 /usr/bin/umount</text:span></text:p>
              </text:list-item>
              <text:list-item>
                <text:p text:style-name="P4"><text:span text:style-name="T14">-rwsr-xr-x. 1 root root 27832 Jun 10 <text:s/>2014 /usr/bin/passwd</text:span></text:p>
              </text:list-item>
              <text:list-item>
                <text:p text:style-name="P4"><text:span text:style-name="T14">-rws--x--x. 1 root root 23856 Nov 20 06:37 /usr/bin/chsh</text:span></text:p>
              </text:list-item>
              <text:list-item>
                <text:p text:style-name="P4"><text:span text:style-name="T14">--ws--x--x. 1 root root 1514792 Feb 28 20:01 </text:span><text:span text:style-name="T15">/usr/bin/...</text:span></text:p>
              </text:list-item>
              <text:list-item>
                <text:p text:style-name="P4"><text:span text:style-name="T14">-rwsr-xr-x. 1 root root 41752 Mar <text:s/>5 <text:s/>2015 /usr/bin/newgrp</text:span></text:p>
              </text:list-item>
              <text:list-item>
                <text:p text:style-name="P4"><text:span text:style-name="T14">-rwsr-xr-x. 1 root root 11272 Nov 20 00:21 /usr/sbin/usernetctl</text:span></text:p>
              </text:list-item>
              <text:list-item>
                <text:p text:style-name="P4"><text:span text:style-name="T14">-rwsr-xr-x. 1 root root 11208 Aug 18 <text:s/>2015 /usr/sbin/pam_timestamp_check</text:span></text:p>
              </text:list-item>
              <text:list-item>
                <text:p text:style-name="P4"><text:span text:style-name="T14">-rwsr-xr-x. 1 root root 36264 Aug 18 <text:s/>2015 /usr/sbin/unix_chkpwd</text:span></text:p>
              </text:list-item>
              <text:list-item>
                <text:p text:style-name="P4"><text:span text:style-name="T14">-rwsr-xr-x. 1 root root 15416 Jun <text:s/>9 <text:s/>2014 /usr/lib/polkit-1/polkit-agent-helper-1</text:span></text:p>
              </text:list-item>
              <text:list-item>
                <text:p text:style-name="P4"><text:span text:style-name="T14">-rwsr-x---. 1 root dbus 318392 Nov 20 07:10 /usr/lib64/dbus-1/dbus-daemon-launch-helper</text:span></text:p>
              </text:list-item>
            </text:list>
          </draw:text-box>
        </draw:frame>
        <presentation:notes draw:style-name="dp2">
          <draw:page-thumbnail draw:style-name="gr1" draw:layer="layout" svg:width="18.624cm" svg:height="10.476cm" svg:x="1.482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draw:frame draw:name="Title 1" presentation:style-name="pr7" draw:text-style-name="P8" draw:layer="layout" svg:width="29.209cm" svg:height="3.681cm" svg:x="2.328cm" svg:y="1.014cm" presentation:class="title" presentation:user-transformed="true">
          <draw:text-box>
            <text:p text:style-name="P10"><text:span text:style-name="T7">5) </text:span><text:span text:style-name="T12">Okay, who keeps feeding you this bad information? <text:s/>His twitter account can't be logged into with the fido password you found. <text:s/>To better check out the filesystem, you're going to need root access to look around - what is the full path of a SetUID executable you can take advantage of to gain root/admin access?</text:span></text:p>
          </draw:text-box>
        </draw:frame>
        <draw:frame draw:name="Content Placeholder 2" presentation:style-name="pr4" draw:text-style-name="P6" draw:layer="layout" svg:width="29.209cm" svg:height="15.353cm" svg:x="2.328cm" svg:y="4.073cm" presentation:class="outline" presentation:user-transformed="true">
          <draw:text-box>
            <text:list text:style-name="L5">
              <text:list-item>
                <text:p text:style-name="P4"><text:span text:style-name="T14">---s--x--x. 1 root root 130720 Nov 20 14:16 /usr/bin/sudo</text:span></text:p>
              </text:list-item>
              <text:list-item>
                <text:p text:style-name="P4"><text:span text:style-name="T14">-rws--x--x. 1 root root 23960 Nov 20 06:37 /usr/bin/chfn</text:span></text:p>
              </text:list-item>
              <text:list-item>
                <text:p text:style-name="P4"><text:span text:style-name="T14">-rwsr-xr-x. 1 root root 64200 Mar <text:s/>5 <text:s/>2015 /usr/bin/chage</text:span></text:p>
              </text:list-item>
              <text:list-item>
                <text:p text:style-name="P4"><text:span text:style-name="T14">-rwsr-xr-x. 1 root root 57544 Jul 27 <text:s/>2015 /usr/bin/crontab</text:span></text:p>
              </text:list-item>
              <text:list-item>
                <text:p text:style-name="P4"><text:span text:style-name="T14">-rwsr-xr-x. 1 root root 78168 Mar <text:s/>5 <text:s/>2015 /usr/bin/gpasswd</text:span></text:p>
              </text:list-item>
              <text:list-item>
                <text:p text:style-name="P4"><text:span text:style-name="T14">-rwsr-xr-x. 1 root root 27656 Jun <text:s/>9 <text:s/>2014 /usr/bin/pkexec</text:span></text:p>
              </text:list-item>
              <text:list-item>
                <text:p text:style-name="P4"><text:span text:style-name="T14">-rwsr-xr-x. 1 root root 44232 Nov 20 06:37 /usr/bin/mount</text:span></text:p>
              </text:list-item>
              <text:list-item>
                <text:p text:style-name="P4"><text:span text:style-name="T14">-rwsr-xr-x. 1 root root 32072 Nov 20 06:37 /usr/bin/su</text:span></text:p>
              </text:list-item>
              <text:list-item>
                <text:p text:style-name="P4"><text:span text:style-name="T14">-rwsr-xr-x. 1 root root 31960 Nov 20 06:37 /usr/bin/umount</text:span></text:p>
              </text:list-item>
              <text:list-item>
                <text:p text:style-name="P4"><text:span text:style-name="T14">-rwsr-xr-x. 1 root root 27832 Jun 10 <text:s/>2014 /usr/bin/passwd</text:span></text:p>
              </text:list-item>
              <text:list-item>
                <text:p text:style-name="P4"><text:span text:style-name="T14">-rws--x--x. 1 root root 23856 Nov 20 06:37 /usr/bin/chsh</text:span></text:p>
              </text:list-item>
              <text:list-item>
                <text:p text:style-name="P4"><text:span text:style-name="T14">--ws--x--x. 1 root root 1514792 Feb 28 20:01 </text:span><text:span text:style-name="T15">/usr/bin/...</text:span></text:p>
              </text:list-item>
              <text:list-item>
                <text:p text:style-name="P4"><text:span text:style-name="T14">-rwsr-xr-x. 1 root root 41752 Mar <text:s/>5 <text:s/>2015 /usr/bin/newgrp</text:span></text:p>
              </text:list-item>
              <text:list-item>
                <text:p text:style-name="P4"><text:span text:style-name="T14">-rwsr-xr-x. 1 root root 11272 Nov 20 00:21 /usr/sbin/usernetctl</text:span></text:p>
              </text:list-item>
              <text:list-item>
                <text:p text:style-name="P4"><text:span text:style-name="T14">-rwsr-xr-x. 1 root root 11208 Aug 18 <text:s/>2015 /usr/sbin/pam_timestamp_check</text:span></text:p>
              </text:list-item>
              <text:list-item>
                <text:p text:style-name="P4"><text:span text:style-name="T14">-rwsr-xr-x. 1 root root 36264 Aug 18 <text:s/>2015 /usr/sbin/unix_chkpwd</text:span></text:p>
              </text:list-item>
              <text:list-item>
                <text:p text:style-name="P4"><text:span text:style-name="T14">-rwsr-xr-x. 1 root root 15416 Jun <text:s/>9 <text:s/>2014 /usr/lib/polkit-1/polkit-agent-helper-1</text:span></text:p>
              </text:list-item>
              <text:list-item>
                <text:p text:style-name="P4"><text:span text:style-name="T14">-rwsr-x---. 1 root dbus 318392 Nov 20 07:10 /usr/lib64/dbus-1/dbus-daemon-launch-helper</text:span></text:p>
              </text:list-item>
            </text:list>
            <text:list text:style-name="L2">
              <text:list-item>
                <text:p text:style-name="P4"><text:span text:style-name="T16">You could either look for the non-standard one, or literally try running each one and see what it does - /usr/bin/… drops you into a root shell</text:span></text:p>
              </text:list-item>
            </text:list>
            <text:p text:style-name="P4"><text:span text:style-name="T14"/></text:p>
          </draw:text-box>
        </draw:frame>
        <presentation:notes draw:style-name="dp2">
          <draw:page-thumbnail draw:style-name="gr1" draw:layer="layout" svg:width="18.624cm" svg:height="10.476cm" svg:x="1.482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7" draw:text-style-name="P8" draw:layer="layout" svg:width="29.209cm" svg:height="3.681cm" svg:x="2.328cm" svg:y="0.694cm" presentation:class="title" presentation:user-transformed="true">
          <draw:text-box>
            <text:p text:style-name="P10"><text:span text:style-name="T7">6) Okay, right after you gained root access the hard way, Rob tells you the root password is "2nlcn15b2x1C.asd@51lck". He also tells you he heard the Albert stored his twitter password in a file but that he hid it somehow on the filesystem so that it couldn't easily be found. <text:s/>Something about it being stored in twitter.txt somewhere, with a password having something to do with salads. <text:s/>Can you find his twitter password? </text:span></text:p>
          </draw:text-box>
        </draw:frame>
        <draw:frame draw:name="Content Placeholder 2" presentation:style-name="pr4" draw:text-style-name="P6" draw:layer="layout" svg:width="29.209cm" svg:height="14.089cm" svg:x="2.328cm" svg:y="4.376cm" presentation:class="outline" presentation:user-transformed="true">
          <draw:text-box>
            <text:list text:style-name="L2">
              <text:list-item>
                <text:p text:style-name="P4"><text:span text:style-name="T17">Since I already showed you how to scan the harddrive, I suggest you try that method again.</text:span></text:p>
              </text:list-item>
            </text:list>
            <text:p text:style-name="P5"><text:span text:style-name="T14">dd if=/dev/mapper/centos-root | grep –z –a –i salads &gt; /tmp/output2.txt</text:span></text:p>
            <text:p text:style-name="P5"><text:span text:style-name="T14">grep salads /tmp/output2.txt</text:span></text:p>
            <text:list text:continue-numbering="true" text:style-name="L2">
              <text:list-item>
                <text:p text:style-name="P9"><text:span text:style-name="T17">You should see </text:span><text:span text:style-name="T15">IEatSaladsLikeA1965Boss</text:span><text:span text:style-name="T17">, which is the key</text:span></text:p>
              </text:list-item>
            </text:list>
          </draw:text-box>
        </draw:frame>
        <presentation:notes draw:style-name="dp2">
          <draw:page-thumbnail draw:style-name="gr1" draw:layer="layout" svg:width="18.624cm" svg:height="10.476cm" svg:x="1.482cm" svg:y="2.123cm" draw:page-number="1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1" svg:font-family="'Calibri Light'"/>
    <style:font-face style:name="Arial Unicode MS" svg:font-family="'Arial Unicode MS'" style:font-family-generic="swiss"/>
    <style:font-face style:name="Calibri3" svg:font-family="Calibri" style:font-family-generic="swiss"/>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60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style:paragraph-properties fo:text-align="start" style:font-independent-line-spacing="true"/>
      <style:text-properties fo:font-size="44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16-11-30">11/30/16</text:date></text:span></text:p>
        </draw:text-box>
      </draw:frame>
      <draw:frame draw:name="Footer Placeholder 4" presentation:style-name="Mpr2" draw:text-style-name="MP6" draw:layer="backgroundobjects" svg:width="11.429cm" svg:height="1.013cm" svg:x="11.218cm" svg:y="17.657cm" presentation:class="footer" presentation:user-transformed="true">
        <draw:text-box>
          <text:p/>
        </draw:text-box>
      </draw:frame>
      <draw:frame draw:name="Slide Number Placeholder 5" presentation:style-name="Mpr2" draw:text-style-name="MP6" draw:layer="backgroundobjects" svg:width="7.619cm" svg:height="1.013cm" svg:x="23.918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9" draw:layer="backgroundobjects" svg:width="29.209cm" svg:height="3.681cm" svg:x="2.328cm" svg:y="1.014cm" presentation:class="title" presentation:user-transformed="true">
        <draw:text-box>
          <text:p text:style-name="MP8"><text:span text:style-name="MT4">Click to edit the title text formatClick to edit Master title style</text:span></text:p>
        </draw:text-box>
      </draw:frame>
      <draw:frame draw:name="Content Placeholder 2" presentation:style-name="Mpr6" draw:text-style-name="MP13" draw:layer="backgroundobjects" svg:width="29.209cm" svg:height="12.086cm" svg:x="2.328cm" svg:y="5.071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
                                    <text:list-item>
                                      <text:p text:style-name="MP11"><text:span text:style-name="MT5">Seventh Outline LevelClick to edit Master text styles</text:span></text:p>
                                      <text:list>
                                        <text:list-item>
                                          <text:p text:style-name="MP11"><text:span text:style-name="MT6">Second level</text:span></text:p>
                                          <text:list>
                                            <text:list-item>
                                              <text:p text:style-name="MP11"><text:span text:style-name="MT7">Third level</text:span></text:p>
                                              <text:list>
                                                <text:list-item>
                                                  <text:p text:style-name="MP12"><text:span text:style-name="MT8">Fourth level</text:span></text:p>
                                                </text:list-item>
                                                <text:list-item>
                                                  <text:p text:style-name="MP12"><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16-11-30">11/30/16</text:date></text:span></text:p>
        </draw:text-box>
      </draw:frame>
      <draw:frame draw:name="Footer Placeholder 4" presentation:style-name="Mpr7" draw:text-style-name="MP6" draw:layer="backgroundobjects" svg:width="11.429cm" svg:height="1.013cm" svg:x="11.218cm" svg:y="17.657cm" presentation:class="footer" presentation:user-transformed="true">
        <draw:text-box>
          <text:p/>
        </draw:text-box>
      </draw:frame>
      <draw:frame draw:name="Slide Number Placeholder 5" presentation:style-name="Mpr7" draw:text-style-name="MP6" draw:layer="backgroundobjects" svg:width="7.619cm" svg:height="1.013cm" svg:x="23.918cm" svg:y="17.657cm" presentation:class="page-number" presentation:user-transformed="true">
        <draw:text-box>
          <text:p text:style-name="MP7"><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ow to complete “Hacking”</dc:title>
    <meta:initial-creator>Jackson, Nicholas</meta:initial-creator>
    <meta:editing-cycles>15</meta:editing-cycles>
    <meta:creation-date>2016-03-08T09:40:51</meta:creation-date>
    <dc:date>2016-11-30T14:14:03.298060115</dc:date>
    <meta:editing-duration>PT12M57S</meta:editing-duration>
    <meta:generator>LibreOffice/4.3.7.2$Linux_X86_64 LibreOffice_project/430$Build-2</meta:generator>
    <meta:document-statistic meta:object-count="72"/>
    <meta:user-defined meta:name="AppVersion">15.0000</meta:user-defined>
    <meta:user-defined meta:name="Company">Parsons Corp.</meta:user-defined>
    <meta:user-defined meta:name="ContentTypeId">0x01010042760E01BDBB644D88CC2F3AC7D3967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5</meta:user-defined>
  </office:meta>
</office:document-meta>
</file>